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big-data"/>Big Data<text:bookmark-end text:name="big-data"/></text:h>
      <text:p text:style-name="First_20_paragraph">** Dieses Kapitel ist in Bearbeitung 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"/>
    </style:style>
    <style:style style:name="MT2" style:family="text">
      <style:text-properties fo:language="de" fo:country="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
          <text:chapter text:display="number" text:outline-level="1">1</text:chapter>
          <text:s/>
          <text:chapter text:display="name" text:outline-level="1">Vorwort</text:chapter>
        </text:p>
      </style:header-left>
      <style:footer>
        <text:p text:style-name="MP3">
          <text:span text:style-name="MT1">
            <text:file-name text:display="name-and-extension">instahubTemplate.odt</text:file-name>
          </text:span>
          <text:span text:style-name="MT1">
            <text:tab/>
          </text:span>
          <text:span text:style-name="MT1">
            <text:page-number text:select-page="current">3</text:page-number>
          </text:span>
          <text:span text:style-name="MT1">
            <text:tab/>
          </text:span>
          <text:span text:style-name="MT2">
            <text:user-defined style:data-style-name="N0" text:name="VersionODT">Version</text:user-defined>
          </text:span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1.1</meta:generator>
    <dc:title/>
    <dc:description/>
    <dc:subject/>
    <meta:keyword/>
    <dc:language>de</dc:language>
    <meta:initial-creator/>
    <dc:creator/>
    <meta:creation-date>2020-02-05T15:26:16Z</meta:creation-date>
    <dc:date>2020-02-05T15:26:16Z</dc:date>
    <meta:user-defined meta:name="VersionODT" meta:value-type="string">0.3 (05.02.2020)</meta:user-defined>
    <meta:user-defined meta:name="numbersections" meta:value-type="string">True</meta:user-defined>
  </office:meta>
</office:document-meta>
</file>